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Standard" style:master-page-name="">
      <loext:graphic-properties draw:fill="none"/>
      <style:paragraph-properties fo:margin-left="-2cm" fo:margin-right="-2cm" fo:text-indent="0cm" style:auto-text-indent="false" style:page-number="auto" fo:background-color="transparent"/>
      <style:text-properties style:font-name="Cantarell Extra Bold" fo:font-size="250pt" officeooo:rsid="00109ad5" officeooo:paragraph-rsid="00109ad5" style:font-size-asian="250pt" style:font-size-complex="250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mart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Noto Sans Devanagari1" svg:font-family="'Noto Sans Devanagari'" style:font-family-generic="swiss"/>
    <style:font-face style:name="Cantarell Extra Bold" svg:font-family="'Cantarell Extra Bold'" style:font-pitch="variable"/>
    <style:font-face style:name="Nimbus Roman" svg:font-family="'Nimbus Roman'" style:font-family-generic="roman" style:font-pitch="variable"/>
    <style:font-face style:name="Nimbus Sans" svg:font-family="'Nimbus Sans'" style:font-family-generic="swiss" style:font-pitch="variable"/>
    <style:font-face style:name="Linux Biolinum" svg:font-family="'Linux Biolinum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imbus Roman" fo:font-size="12pt" fo:language="sk" fo:country="SK" style:letter-kerning="true" style:font-name-asian="Linux Biolinum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Nimbus Sans" fo:font-family="'Nimbus Sans'" style:font-family-generic="swiss" style:font-pitch="variable" fo:font-size="14pt" style:font-name-asian="Linux Biolinum" style:font-family-asian="'Linux Biolinum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11.97cm" style:type="center"/>
          <style:tab-stop style:position="23.94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0-17T06:12:00.990259899</meta:creation-date>
    <dc:date>2019-10-17T06:15:14.752372002</dc:date>
    <meta:editing-duration>PT3M14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6.3.2.2$Linux_X86_64 LibreOffice_project/30$Build-2</meta:generator>
  </office:meta>
</office:document-meta>
</file>